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0.5pt" style:font-size-asian="10.5pt" style:font-size-complex="10.5pt"/>
    </style:style>
    <style:style style:name="P2" style:family="paragraph" style:parent-style-name="Standard">
      <style:text-properties fo:font-size="10.5pt" fo:font-weight="bold" style:font-size-asian="10.5pt" style:font-weight-asian="bold" style:font-size-complex="10.5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ch geb euch Frieden<text:tab/><text:tab/><text:tab/><text:tab/><text:tab/><text:tab/><text:tab/><text:tab/><text:span text:style-name="T1">Zitat</text:span></text:p>
      <text:p text:style-name="P1">Ich geb euch Urlaub</text:p>
      <text:p text:style-name="P1">Ich geb euch Geld, kaufts euch wenn es euch gefällt</text:p>
      <text:p text:style-name="P1"/>
      <text:p text:style-name="P1">plötzlich wach, Wecker sehn, Hirn aus und zur Dusche gehen<text:tab/><text:tab/><text:tab/><text:span text:style-name="T1">Strophe</text:span></text:p>
      <text:p text:style-name="P1">Werbung die Leben verspricht, Kühlschrank um essen anflehn</text:p>
      <text:p text:style-name="P1">Hunger sticht, so schuft ich schaff ich, alles bricht, so geiz ich, raff ich</text:p>
      <text:p text:style-name="P1">das wird gut in meinem Lebenslauf stehn</text:p>
      <text:p text:style-name="P1">ackern, ackern, Blätter tackern und sich für den Chef abrackern</text:p>
      <text:p text:style-name="P1">schnell noch den Buchhalter foppen schnell die Sekretärin poppen</text:p>
      <text:p text:style-name="P1">Menschheit, Menschheit gebt mir euer Geld</text:p>
      <text:p text:style-name="P1">wer hat dieses Leben nur für mich gewählt</text:p>
      <text:p text:style-name="P1"/>
      <text:p text:style-name="P1">Ich geb euch Freiheit<text:tab/><text:tab/><text:tab/><text:tab/><text:tab/><text:tab/><text:tab/><text:tab/><text:span text:style-name="T1">Zitat</text:span></text:p>
      <text:p text:style-name="P1">Ich geb euch Autos</text:p>
      <text:p text:style-name="P1">Ich geb euch Geld, kaufts euch wenn es euch gefällt </text:p>
      <text:p text:style-name="P1"/>
      <text:p text:style-name="P1">Ich bin krank, meine Krankheit ist die Zivilisation <text:tab/><text:tab/><text:tab/><text:tab/><text:span text:style-name="T1">Refrain</text:span></text:p>
      <text:p text:style-name="P1">und jeder eurer Scheine ist mir Inspiration</text:p>
      <text:p text:style-name="P1">eure Lügen kleben an mir, ich leb euren Takt und Ton</text:p>
      <text:p text:style-name="P1">ich muss arbeiten und kaufen, und der Tod ist der Lohn</text:p>
      <text:p text:style-name="P1"/>
      <text:p text:style-name="P1">Steve Jobs im Himmel segne uns, segne unseren Konsum<text:tab/><text:tab/><text:tab/><text:tab/><text:span text:style-name="T1">Strophe</text:span></text:p>
      <text:p text:style-name="P1">steh uns bei im Dispo und steh uns bei im Käufertum </text:p>
      <text:p text:style-name="P1">und vergiss uns unsre Sünden, wir vergessen unsren Sinn</text:p>
      <text:p text:style-name="P1">Sozialversicherungsnummer, sag mir bitte wer ich bin </text:p>
      <text:p text:style-name="P1">wenns mit mir dann mal vorbei ist kauf ich mir nen teuren Sarg</text:p>
      <text:p text:style-name="P1">mein Geld kriegen dann die Kinder weil ich die ja so lieb hab</text:p>
      <text:p text:style-name="P1">immer musste ich sie schlagen haben sie mal nicht gespurt</text:p>
      <text:p text:style-name="P1">nur die Tochter die kriegt nichts, die hat einmal rumgehurt</text:p>
      <text:p text:style-name="P1"/>
      <text:p text:style-name="P1">Ich geb euch Liebe<text:tab/><text:tab/><text:tab/><text:tab/><text:tab/><text:tab/><text:tab/><text:tab/><text:span text:style-name="T1">Zitat</text:span></text:p>
      <text:p text:style-name="P1">Ich geb euch Lügen </text:p>
      <text:p text:style-name="P1">Ich geb euch Geld, kaufts euch wenn es euch gefällt</text:p>
      <text:p text:style-name="P1"/>
      <text:p text:style-name="P1">Ich bin krank, meine Krankheit ist die Zivilisation <text:tab/><text:tab/><text:tab/><text:tab/><text:span text:style-name="T1">Refrain</text:span></text:p>
      <text:p text:style-name="P1">und jeder eurer Scheine ist mir Inspiration</text:p>
      <text:p text:style-name="P1">eure Lügen kleben an mir, ich leb euren Takt und Ton</text:p>
      <text:p text:style-name="P1">ich muss arbeiten und kaufen, und der Tod ist der Lohn</text:p>
      <text:p text:style-name="P2">Breakdown, dann ruhiger Einstieg</text:p>
      <text:p text:style-name="P1">In meinem Hamsterrad gibts keinen Futtertrog<text:tab/><text:tab/><text:tab/><text:tab/><text:tab/><text:span text:style-name="T1">Bridge, ruhig</text:span></text:p>
      <text:p text:style-name="P1">das Körnerfutterschmeckt mir nicht, doch zieht mich in seinen Sog</text:p>
      <text:p text:style-name="P1">was kostet es zu leben meine Würde zu wahrn </text:p>
      <text:p text:style-name="P1">was kostete das Leben, dass sich uns allen bot</text:p>
      <text:p text:style-name="P1">kostete es meinen Tod?</text:p>
      <text:p text:style-name="P1"/>
      <text:p text:style-name="P1">Wieviele Dollar hat mein Leben euch eingebracht<text:tab/><text:tab/><text:tab/><text:tab/><text:tab/><text:span text:style-name="T1">Bridge, aber härter</text:span></text:p>
      <text:p text:style-name="P1">Wieviel kostet mich ein Tag und eine Nacht</text:p>
      <text:p text:style-name="P1">in eurer schönen, neuen Welt</text:p>
      <text:p text:style-name="P1">wo es bestimmt jedem gut gefällt</text:p>
      <text:p text:style-name="P1">jedem gut geht, jedem Übermensch der über Menschen steht</text:p>
      <text:p text:style-name="P1"/>
      <text:p text:style-name="P1">Ich bin krank, meine Krankheit ist die Zivilisation <text:tab/><text:tab/><text:tab/><text:tab/><text:span text:style-name="T1">Refrain</text:span></text:p>
      <text:p text:style-name="P1">und jeder eurer Scheine ist mir Inspiration</text:p>
      <text:p text:style-name="P1">eure Lügen kleben an mir, ich leb euren Takt und Ton</text:p>
      <text:p text:style-name="P1">ich muss arbeiten und kaufen, und der Tod ist der Lohn</text:p>
      <text:p text:style-name="P1"/>
      <text:p text:style-name="P1">Ich geb euch Leben<text:tab/><text:tab/><text:tab/><text:tab/><text:tab/><text:tab/><text:tab/><text:tab/><text:span text:style-name="T1">Zitat</text:span></text:p>
      <text:p text:style-name="P1">Ich geb euch Drogen </text:p>
      <text:p text:style-name="P1">Ich geb euch Geld, kaufts euch wenn es euch gefällt</text:p>
      <text:p text:style-name="P1"><text:soft-page-break/><text:line-break/>Ausbrechen kann ich nicht <text:tab/><text:tab/><text:tab/><text:tab/><text:tab/><text:tab/><text:tab/><text:span text:style-name="T1">Breakdown? Rap</text:span></text:p>
      <text:p text:style-name="P1">in eurem Netz verfang ich mich</text:p>
      <text:p text:style-name="P1">In diesem Käfig bannt ihr mich</text:p>
      <text:p text:style-name="P1">denn essen, essen muss auch ich </text:p>
      <text:p text:style-name="P1">In diesem Paradies hier </text:p>
      <text:p text:style-name="P1">regiert die Freiheit</text:p>
      <text:p text:style-name="P1">die Freiheit ja zu sagen zu nem Leben in der Steinze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2-20T10:31:19.09</meta:creation-date>
    <dc:date>2013-03-26T01:21:34.21</dc:date>
    <meta:editing-duration>PT6H37M1S</meta:editing-duration>
    <meta:editing-cycles>6</meta:editing-cycles>
    <meta:generator>OpenOffice.org/3.3$Win32 OpenOffice.org_project/330m20$Build-9567</meta:generator>
    <meta:document-statistic meta:table-count="0" meta:image-count="0" meta:object-count="0" meta:page-count="2" meta:paragraph-count="58" meta:word-count="470" meta:character-count="2696"/>
  </office:meta>
</office:document-meta>
</file>